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0.4396in" style:rel-column-width="3815*"/>
    </style:style>
    <style:style style:name="Table1.B" style:family="table-column">
      <style:table-column-properties style:column-width="1.4931in" style:rel-column-width="12958*"/>
    </style:style>
    <style:style style:name="Table1.C" style:family="table-column">
      <style:table-column-properties style:column-width="1.8424in" style:rel-column-width="15990*"/>
    </style:style>
    <style:style style:name="Table1.D" style:family="table-column">
      <style:table-column-properties style:column-width="1.2583in" style:rel-column-width="10921*"/>
    </style:style>
    <style:style style:name="Table1.F" style:family="table-column">
      <style:table-column-properties style:column-width="1.259in" style:rel-column-width="10930*"/>
    </style:style>
    <style:style style:name="Table1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1.F1" style:family="table-cell">
      <style:table-cell-properties style:vertical-align="middle"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6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7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8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9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0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1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5316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6in" style:rel-column-width="5207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1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Standard">
      <style:paragraph-properties fo:line-height="150%"/>
      <style:text-properties fo:font-size="10pt" style:font-size-asian="10pt" style:font-size-complex="10pt"/>
    </style:style>
    <style:style style:name="P7" style:family="paragraph" style:parent-style-name="Standard">
      <style:text-properties officeooo:paragraph-rsid="06cdf75a"/>
    </style:style>
    <style:style style:name="P8" style:family="paragraph" style:parent-style-name="Standard">
      <style:text-properties officeooo:paragraph-rsid="01166255"/>
    </style:style>
    <style:style style:name="P9" style:family="paragraph" style:parent-style-name="Standard">
      <style:text-properties fo:font-size="9pt" style:font-size-asian="9pt" style:font-size-complex="9pt"/>
    </style:style>
    <style:style style:name="P10" style:family="paragraph" style:parent-style-name="Standard">
      <style:paragraph-properties fo:line-height="100%"/>
      <style:text-properties style:font-name="Lohit Devanagari" fo:font-size="10pt" officeooo:paragraph-rsid="047ae24c" style:font-size-asian="10pt" style:font-name-complex="Lohit Devanagari" style:font-size-complex="10pt"/>
    </style:style>
    <style:style style:name="P11" style:family="paragraph" style:parent-style-name="Table_20_Contents">
      <style:paragraph-properties fo:line-height="150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2" style:family="paragraph" style:parent-style-name="Table_20_Contents">
      <style:paragraph-properties fo:line-height="150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3" style:family="paragraph" style:parent-style-name="Table_20_Contents">
      <style:paragraph-properties fo:line-height="150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4" style:family="paragraph" style:parent-style-name="Table_20_Contents">
      <style:paragraph-properties fo:line-height="150%" fo:text-align="end" style:justify-single-word="false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50%"/>
      <style:text-properties fo:font-size="10pt" officeooo:paragraph-rsid="047ae24c" style:font-size-asian="10pt" style:font-size-complex="10pt"/>
    </style:style>
    <style:style style:name="P16" style:family="paragraph" style:parent-style-name="Table_20_Contents">
      <style:paragraph-properties fo:line-height="150%" fo:text-align="center" style:justify-single-word="false"/>
      <style:text-properties style:font-name="Arial" fo:font-size="10pt" officeooo:rsid="00104cc9" officeooo:paragraph-rsid="00104cc9" style:font-size-asian="10pt" style:font-name-complex="Pyidaungsu" style:font-size-complex="10pt"/>
    </style:style>
    <style:style style:name="P17" style:family="paragraph" style:parent-style-name="Table_20_Contents">
      <style:paragraph-properties fo:line-height="150%" fo:text-align="center" style:justify-single-word="false"/>
      <style:text-properties style:font-name="Arial" fo:font-size="10pt" officeooo:rsid="002359be" officeooo:paragraph-rsid="002359be" style:font-size-asian="10pt" style:font-name-complex="Pyidaungsu" style:font-size-complex="10pt"/>
    </style:style>
    <style:style style:name="P18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1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21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6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2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weight-complex="bold" style:text-emphasize="none"/>
    </style:style>
    <style:style style:name="P2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2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1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47ae24c" style:font-size-asian="10pt" style:font-style-asian="normal" style:font-weight-asian="normal" style:font-name-complex="Lohit Devanagari" style:font-size-complex="10pt" style:text-emphasize="none"/>
    </style:style>
    <style:style style:name="P32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33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34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35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36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37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38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39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40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41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2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43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44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45" style:family="paragraph" style:parent-style-name="Standard">
      <style:paragraph-properties fo:margin-top="0.1189in" fo:margin-bottom="0.1189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46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" style:font-size-complex="9pt" style:text-emphasize="none"/>
    </style:style>
    <style:style style:name="P47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48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49" style:family="paragraph" style:parent-style-name="Standard">
      <style:text-properties fo:font-size="10pt" style:font-size-asian="10pt" style:font-size-complex="10pt"/>
    </style:style>
    <style:style style:name="P50" style:family="paragraph" style:parent-style-name="Standard">
      <style:paragraph-properties fo:line-height="150%"/>
    </style:style>
    <style:style style:name="P5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5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53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5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82fac51" style:font-size-asian="9pt" style:font-style-asian="normal" style:font-weight-asian="normal" style:font-size-complex="9pt" style:font-weight-complex="normal" style:text-emphasize="none"/>
    </style:style>
    <style:style style:name="P5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58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59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60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c6763a" style:font-size-asian="9pt" style:font-style-asian="normal" style:font-weight-asian="normal" style:font-name-complex="Arial" style:font-size-complex="9pt" style:font-weight-complex="normal" style:text-emphasize="none"/>
    </style:style>
    <style:style style:name="P61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81a9daf" style:font-size-asian="9pt" style:font-style-asian="normal" style:font-weight-asian="bold" style:font-size-complex="9pt" style:font-weight-complex="bold" style:text-emphasize="none"/>
    </style:style>
    <style:style style:name="P6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63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64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65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9pt" fo:letter-spacing="normal" fo:font-style="normal" style:text-underline-style="none" fo:font-weight="normal" officeooo:paragraph-rsid="07013efa" style:font-size-asian="9pt" style:font-style-asian="normal" style:font-weight-asian="normal" style:font-size-complex="9pt"/>
    </style:style>
    <style:style style:name="P66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9pt" fo:letter-spacing="normal" fo:font-style="normal" fo:text-shadow="none" style:text-underline-style="none" fo:font-weight="normal" officeooo:paragraph-rsid="07013efa" style:font-size-asian="9pt" style:font-style-asian="normal" style:font-weight-asian="normal" style:font-size-complex="9pt" style:text-emphasize="none"/>
    </style:style>
    <style:style style:name="P67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68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57d7d" style:font-size-asian="9pt" style:font-style-asian="normal" style:font-weight-asian="normal" style:font-size-complex="9pt" style:text-emphasize="none"/>
    </style:style>
    <style:style style:name="P69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739c4" style:font-size-asian="9pt" style:font-style-asian="normal" style:font-weight-asian="normal" style:font-size-complex="9pt" style:text-emphasize="none"/>
    </style:style>
    <style:style style:name="P70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bb87b" style:font-size-asian="9pt" style:font-style-asian="normal" style:font-weight-asian="normal" style:font-size-complex="9pt" style:text-emphasize="none"/>
    </style:style>
    <style:style style:name="P71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81705d4" style:font-size-asian="9pt" style:font-style-asian="normal" style:font-weight-asian="normal" style:font-size-complex="9pt" style:text-emphasize="none"/>
    </style:style>
    <style:style style:name="P72" style:family="paragraph">
      <loext:graphic-properties draw:fill="none"/>
      <style:paragraph-properties fo:text-align="center"/>
    </style:style>
    <style:style style:name="P73" style:family="paragraph">
      <loext:graphic-properties draw:fill="none"/>
      <style:paragraph-properties fo:text-align="center"/>
      <style:text-properties fo:font-size="12pt"/>
    </style:style>
    <style:style style:name="P74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style:font-name="Arial" officeooo:rsid="082fac51" style:font-name-complex="Arial"/>
    </style:style>
    <style:style style:name="T16" style:family="text">
      <style:text-properties officeooo:rsid="06fb2665"/>
    </style:style>
    <style:style style:name="T17" style:family="text">
      <style:text-properties officeooo:rsid="06fc0c77"/>
    </style:style>
    <style:style style:name="T18" style:family="text">
      <style:text-properties officeooo:rsid="070a934d"/>
    </style:style>
    <style:style style:name="T19" style:family="text">
      <style:text-properties style:font-name="Pyidaungsu" officeooo:rsid="0016aab4" style:font-name-complex="Pyidaungsu"/>
    </style:style>
    <style:style style:name="T20" style:family="text">
      <style:text-properties style:font-name="Pyidaungsu" officeooo:rsid="00124150" style:font-name-complex="Pyidaungsu"/>
    </style:style>
    <style:style style:name="T21" style:family="text">
      <style:text-properties style:font-name="Pyidaungsu" officeooo:rsid="082938f6" style:font-name-complex="Pyidaungsu"/>
    </style:style>
    <style:style style:name="T22" style:family="text">
      <style:text-properties style:font-name="Pyidaungsu" officeooo:rsid="082fac51" style:font-name-complex="Pyidaungsu"/>
    </style:style>
    <style:style style:name="T23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4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48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2" table:style-name="Table2">
        <table:table-column table:style-name="Table2.A"/>
        <table:table-row table:style-name="TableLine2722305912672">
          <table:table-cell table:style-name="Table2.A1" office:value-type="string">
            <text:p text:style-name="P45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45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722305910112">
          <table:table-cell table:style-name="Table2.A2" office:value-type="string">
            <text:p text:style-name="P44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722305915488">
          <table:table-cell table:style-name="Table4.A1" office:value-type="string">
            <text:p text:style-name="P40">လစာဝင်ငွေခွန်နုတ်ယူပေးသွင်းခြင်းဆိုင်ရာ အထောက်အထား လက်မှတ်</text:p>
            <text:p text:style-name="P41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722310824784">
          <table:table-cell table:style-name="Table5.A1" office:value-type="string">
            <text:p text:style-name="P19">လစာဝင်ငွေခွန်နုတ်ယူခြင်းခံရသူ</text:p>
          </table:table-cell>
          <table:table-cell table:style-name="Table5.A1" office:value-type="string">
            <text:p text:style-name="P32"/>
          </table:table-cell>
          <table:table-cell table:style-name="Table5.A1" office:value-type="string">
            <text:p text:style-name="P19">လစာဝင်ငွေခွန်နုတ်ယူခြင်းခံရသူ</text:p>
          </table:table-cell>
        </table:table-row>
        <table:table-row table:style-name="TableLine2722310825040">
          <table:table-cell table:style-name="Table5.A1" office:value-type="string">
            <text:p text:style-name="P35"><draw:line text:anchor-type="paragraph" draw:z-index="5" draw:name="Shape3_0" draw:style-name="gr1" draw:text-style-name="P72" svg:x1="0.9028in" svg:y1="0.1827in" svg:x2="3.3799in" svg:y2="0.1728in"><text:p/></draw:line><text:span text:style-name="T23">ဝန်ထမ်းအမည် <text:s text:c="2"/></text:span><text:span text:style-name="T23"><text:user-field-get text:name="py3o.o.name">name</text:user-field-get></text:span></text:p>
          </table:table-cell>
          <table:table-cell table:style-name="Table5.A1" office:value-type="string">
            <text:p text:style-name="P21"/>
          </table:table-cell>
          <table:table-cell table:style-name="Table5.A1" table:number-rows-spanned="2" office:value-type="string">
            <text:p text:style-name="P33"><draw:line text:anchor-type="paragraph" draw:z-index="12" draw:name="Shape3_8" draw:style-name="gr1" draw:text-style-name="P72" svg:x1="1.8528in" svg:y1="0.1791in" svg:x2="3.8083in" svg:y2="0.1791in"><text:p/></draw:line><text:span text:style-name="T23">ကုမ္ပဏီ/ဌာန/အဖွဲ့အစည်းအမည် <text:s/></text:span><text:span text:style-name="T23"><text:user-field-get text:name="py3o.o.company_id.name">company_name</text:user-field-get></text:span></text:p>
            <text:p text:style-name="P34"><draw:line text:anchor-type="paragraph" draw:z-index="13" draw:name="Shape3_9" draw:style-name="gr1" draw:text-style-name="P72" svg:x1="0.0362in" svg:y1="0.2335in" svg:x2="3.8319in" svg:y2="0.2335in"><text:p/></draw:line></text:p>
          </table:table-cell>
        </table:table-row>
        <table:table-row table:style-name="TableLine2722310829648">
          <table:table-cell table:style-name="Table5.A1" office:value-type="string">
            <text:p text:style-name="P36"><draw:line text:anchor-type="paragraph" draw:z-index="6" draw:name="Shape3_1" draw:style-name="gr1" draw:text-style-name="P72" svg:x1="0.9382in" svg:y1="0.2016in" svg:x2="3.4154in" svg:y2="0.1917in"><text:p/></draw:line><text:span text:style-name="T23">ရာထူး/တာဝန် <text:s text:c="3"/></text:span><text:span text:style-name="T23"><text:user-field-get text:name="py3o.o.job_id.name">job_name</text:user-field-get></text:span></text:p>
          </table:table-cell>
          <table:table-cell table:style-name="Table5.A1" office:value-type="string">
            <text:p text:style-name="P21"/>
          </table:table-cell>
          <table:covered-table-cell/>
        </table:table-row>
        <table:table-row table:style-name="TableLine2722310834000">
          <table:table-cell table:style-name="Table5.A1" office:value-type="string">
            <text:p text:style-name="P36"><draw:line text:anchor-type="paragraph" draw:z-index="7" draw:name="Shape3_2" draw:style-name="gr1" draw:text-style-name="P72" svg:x1="1.9791in" svg:y1="0.1803in" svg:x2="3.3917in" svg:y2="0.1756in"><text:p/></draw:line><text:span text:style-name="T23">နိင်ငံသားစိစစ်ရေးကတ်ပြားအမှတ် </text:span><text:span text:style-name="T23"><text:user-field-get text:name="py3o.o.nrc">nrc</text:user-field-get></text:span>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37"><draw:line text:anchor-type="paragraph" draw:z-index="15" draw:name="Shape3_11" draw:style-name="gr1" draw:text-style-name="P72" svg:x1="2.0154in" svg:y1="0.1756in" svg:x2="3.8437in" svg:y2="0.1756in"><text:p/></draw:line><text:span text:style-name="T23">အခွန်ထမ်းမှတ်ပုံတင်အမှတ် (TIN) <text:s/></text:span><text:span text:style-name="T24"><text:user-field-get text:name="py3o.o.company_id.vat">vat</text:user-field-get></text:span></text:p>
          </table:table-cell>
        </table:table-row>
        <table:table-row table:style-name="TableLine2722310832208">
          <table:table-cell table:style-name="Table5.A1" office:value-type="string">
            <text:p text:style-name="P22"><draw:line text:anchor-type="paragraph" draw:z-index="11" draw:name="Shape3_3" draw:style-name="gr1" draw:text-style-name="P72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22"><draw:line text:anchor-type="paragraph" draw:z-index="8" draw:name="Shape3_4" draw:style-name="gr1" draw:text-style-name="P72" svg:x1="0.0827in" svg:y1="0.1811in" svg:x2="3.3693in" svg:y2="0.1811in"><text:p/></draw:line><draw:line text:anchor-type="paragraph" draw:z-index="14" draw:name="Shape3_10" draw:style-name="gr1" draw:text-style-name="P72" svg:x1="3.7744in" svg:y1="0.1811in" svg:x2="7.5701in" svg:y2="0.1811in"><text:p/></draw:line>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39"><draw:line text:anchor-type="paragraph" draw:z-index="16" draw:name="Shape3_12" draw:style-name="gr1" draw:text-style-name="P73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722310834256">
          <table:table-cell table:style-name="Table5.A1" office:value-type="string">
            <text:p text:style-name="P22"><draw:line text:anchor-type="paragraph" draw:z-index="9" draw:name="Shape3_6" draw:style-name="gr1" draw:text-style-name="P73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21"/>
          </table:table-cell>
          <table:table-cell table:style-name="Table5.A1" table:number-rows-spanned="2" office:value-type="string">
            <text:p text:style-name="P38"><draw:line text:anchor-type="paragraph" draw:z-index="17" draw:name="Shape3_13" draw:style-name="gr1" draw:text-style-name="P72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722310828624">
          <table:table-cell table:style-name="Table5.A1" office:value-type="string">
            <text:p text:style-name="P22"><draw:line text:anchor-type="paragraph" draw:z-index="10" draw:name="Shape3_7" draw:style-name="gr1" draw:text-style-name="P72" svg:x1="1.9563in" svg:y1="0.2067in" svg:x2="3.3689in" svg:y2="0.202in"><text:p/></draw:line><draw:line text:anchor-type="paragraph" draw:z-index="18" draw:name="Shape3_14" draw:style-name="gr1" draw:text-style-name="P72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21"/>
          </table:table-cell>
          <table:covered-table-cell/>
        </table:table-row>
      </table:table>
      <text:p text:style-name="P1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Line2722310820432">
          <table:table-cell table:style-name="Table1.A1" office:value-type="string">
            <text:p text:style-name="P31">စဥ်</text:p>
            <text:p text:style-name="P10"/>
          </table:table-cell>
          <table:table-cell table:style-name="Table1.A1" office:value-type="string">
            <text:p text:style-name="P31">လအမည်</text:p>
            <text:p text:style-name="P10"/>
          </table:table-cell>
          <table:table-cell table:style-name="Table1.A1" office:value-type="string">
            <text:p text:style-name="P31">ရရှိသည့် လစာဝင်ငွေ</text:p>
            <text:p text:style-name="P31"><text:s/>စုစုပေါင်း (ကျပ်) </text:p>
            <text:p text:style-name="P10"/>
          </table:table-cell>
          <table:table-cell table:style-name="Table1.A1" office:value-type="string">
            <text:p text:style-name="P31">ပေးဆောင်သည့် </text:p>
            <text:p text:style-name="P31">အခွန်(ကျပ်)</text:p>
            <text:p text:style-name="P10"/>
          </table:table-cell>
          <table:table-cell table:style-name="Table1.A1" office:value-type="string">
            <text:p text:style-name="P31">အခွန်ပေးသွင်းမှု</text:p>
            <text:p text:style-name="P31">အထောက်အထား</text:p>
            <text:p text:style-name="P31">အမှတ်</text:p>
            <text:p text:style-name="P10"/>
          </table:table-cell>
          <table:table-cell table:style-name="Table1.F1" office:value-type="string">
            <text:p text:style-name="P31">လက်မှတ်</text:p>
            <text:p text:style-name="P10"/>
          </table:table-cell>
        </table:table-row>
        <table:table-row table:style-name="TableLine2722310835024">
          <table:table-cell table:style-name="Table1.A13" office:value-type="string">
            <text:p text:style-name="P16">၁</text:p>
          </table:table-cell>
          <table:table-cell table:style-name="Table1.B13" office:value-type="string">
            <text:p text:style-name="P23">အောက်တိုဘာ</text:p>
          </table:table-cell>
          <table:table-cell table:style-name="Table1.C13" office:value-type="string">
            <text:p text:style-name="P14"><text:text-input text:description="py3o://function=&quot;o._get_payslip(10)&quot;">october</text:text-input></text:p>
          </table:table-cell>
          <table:table-cell table:style-name="Table1.D14" office:value-type="string">
            <text:p text:style-name="P14"><text:text-input text:description="py3o://function=&quot;o._get_payslip2(10)&quot;">oct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1456">
          <table:table-cell table:style-name="Table1.A13" office:value-type="string">
            <text:p text:style-name="P17">၂</text:p>
          </table:table-cell>
          <table:table-cell table:style-name="Table1.B13" office:value-type="string">
            <text:p text:style-name="P23">နိုဝင်ဘာ</text:p>
          </table:table-cell>
          <table:table-cell table:style-name="Table1.C13" office:value-type="string">
            <text:p text:style-name="P14"><text:text-input text:description="py3o://function=&quot;o._get_payslip(11)&quot;">novenber</text:text-input></text:p>
          </table:table-cell>
          <table:table-cell table:style-name="Table1.D14" office:value-type="string">
            <text:p text:style-name="P14"><text:text-input text:description="py3o://function=&quot;o._get_payslip2(11)&quot;">nov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19920">
          <table:table-cell table:style-name="Table1.A13" office:value-type="string">
            <text:p text:style-name="P17">၃</text:p>
          </table:table-cell>
          <table:table-cell table:style-name="Table1.B13" office:value-type="string">
            <text:p text:style-name="P23">ဒီဇင်ဘာ</text:p>
          </table:table-cell>
          <table:table-cell table:style-name="Table1.C13" office:value-type="string">
            <text:p text:style-name="P14"><text:text-input text:description="py3o://function=&quot;o._get_payslip(12)&quot;">december</text:text-input></text:p>
          </table:table-cell>
          <table:table-cell table:style-name="Table1.D14" office:value-type="string">
            <text:p text:style-name="P14"><text:text-input text:description="py3o://function=&quot;o._get_payslip2(12)&quot;">dec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0176">
          <table:table-cell table:style-name="Table1.A13" office:value-type="string">
            <text:p text:style-name="P16">၄</text:p>
          </table:table-cell>
          <table:table-cell table:style-name="Table1.B13" office:value-type="string">
            <text:p text:style-name="P23">ဇန်နဝါရီ</text:p>
          </table:table-cell>
          <table:table-cell table:style-name="Table1.C13" office:value-type="string">
            <text:p text:style-name="P14"><text:text-input text:description="py3o://function=&quot;o._get_payslip(1)&quot;">jan</text:text-input></text:p>
          </table:table-cell>
          <table:table-cell table:style-name="Table1.D14" office:value-type="string">
            <text:p text:style-name="P14"><text:text-input text:description="py3o://function=&quot;o._get_payslip2(1)&quot;">jan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1968">
          <table:table-cell table:style-name="Table1.A13" office:value-type="string">
            <text:p text:style-name="P16">၅</text:p>
          </table:table-cell>
          <table:table-cell table:style-name="Table1.B13" office:value-type="string">
            <text:p text:style-name="P23">ဖေဖော်ဝါရီ</text:p>
          </table:table-cell>
          <table:table-cell table:style-name="Table1.C13" office:value-type="string">
            <text:p text:style-name="P14"><text:text-input text:description="py3o://function=&quot;o._get_payslip(2)&quot;">feb</text:text-input></text:p>
          </table:table-cell>
          <table:table-cell table:style-name="Table1.D14" office:value-type="string">
            <text:p text:style-name="P14"><text:text-input text:description="py3o://function=&quot;o._get_payslip2(2)&quot;">feb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6832">
          <table:table-cell table:style-name="Table1.A13" office:value-type="string">
            <text:p text:style-name="P16">၆</text:p>
          </table:table-cell>
          <table:table-cell table:style-name="Table1.B13" office:value-type="string">
            <text:p text:style-name="P23">မတ်</text:p>
          </table:table-cell>
          <table:table-cell table:style-name="Table1.C13" office:value-type="string">
            <text:p text:style-name="P14"><text:text-input text:description="py3o://function=&quot;o._get_payslip(3)&quot;">march</text:text-input></text:p>
          </table:table-cell>
          <table:table-cell table:style-name="Table1.D14" office:value-type="string">
            <text:p text:style-name="P14"><text:text-input text:description="py3o://function=&quot;o._get_payslip2(3)&quot;">mar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5808">
          <table:table-cell table:style-name="Table1.A13" office:value-type="string">
            <text:p text:style-name="P16">၇</text:p>
          </table:table-cell>
          <table:table-cell table:style-name="Table1.B13" office:value-type="string">
            <text:p text:style-name="P23">ဧပြီ</text:p>
          </table:table-cell>
          <table:table-cell table:style-name="Table1.C13" office:value-type="string">
            <text:p text:style-name="P13"><text:text-input text:description="py3o://function=&quot;o._get_payslip(4)&quot;">april</text:text-input></text:p>
          </table:table-cell>
          <table:table-cell table:style-name="Table1.D14" office:value-type="string">
            <text:p text:style-name="P14"><text:text-input text:description="py3o://function=&quot;o._get_payslip2(4)&quot;">april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3504">
          <table:table-cell table:style-name="Table1.A13" office:value-type="string">
            <text:p text:style-name="P17">၈</text:p>
          </table:table-cell>
          <table:table-cell table:style-name="Table1.B13" office:value-type="string">
            <text:p text:style-name="P23">မေ</text:p>
          </table:table-cell>
          <table:table-cell table:style-name="Table1.C13" office:value-type="string">
            <text:p text:style-name="P11"><text:text-input text:description="py3o://function=&quot;o._get_payslip(5)&quot;">may6</text:text-input></text:p>
          </table:table-cell>
          <table:table-cell table:style-name="Table1.D14" office:value-type="string">
            <text:p text:style-name="P12"><text:text-input text:description="py3o://function=&quot;o._get_payslip2(5)&quot;">may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3760">
          <table:table-cell table:style-name="Table1.A13" office:value-type="string">
            <text:p text:style-name="P17">၉</text:p>
          </table:table-cell>
          <table:table-cell table:style-name="Table1.B13" office:value-type="string">
            <text:p text:style-name="P24">ဇွန်</text:p>
          </table:table-cell>
          <table:table-cell table:style-name="Table1.C13" office:value-type="string">
            <text:p text:style-name="P14"><text:text-input text:description="py3o://function=&quot;o._get_payslip(6)&quot;">jun6</text:text-input></text:p>
          </table:table-cell>
          <table:table-cell table:style-name="Table1.D14" office:value-type="string">
            <text:p text:style-name="P14"><text:text-input text:description="py3o://function=&quot;o._get_payslip2(6)&quot;">jun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6064">
          <table:table-cell table:style-name="Table1.A13" office:value-type="string">
            <text:p text:style-name="P16">၁၀</text:p>
          </table:table-cell>
          <table:table-cell table:style-name="Table1.B13" office:value-type="string">
            <text:p text:style-name="P23">ဇူလိုင်</text:p>
          </table:table-cell>
          <table:table-cell table:style-name="Table1.C13" office:value-type="string">
            <text:p text:style-name="P14"><text:text-input text:description="py3o://function=&quot;o._get_payslip(7)&quot;">jul6</text:text-input></text:p>
          </table:table-cell>
          <table:table-cell table:style-name="Table1.D14" office:value-type="string">
            <text:p text:style-name="P14"><text:text-input text:description="py3o://function=&quot;o._get_payslip2(7)&quot;">jul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7856">
          <table:table-cell table:style-name="Table1.A13" office:value-type="string">
            <text:p text:style-name="P16">၁၁</text:p>
          </table:table-cell>
          <table:table-cell table:style-name="Table1.B13" office:value-type="string">
            <text:p text:style-name="P23">သြဂုတ်</text:p>
          </table:table-cell>
          <table:table-cell table:style-name="Table1.C13" office:value-type="string">
            <text:p text:style-name="P14"><text:text-input text:description="py3o://function=&quot;o._get_payslip(8)&quot;">august</text:text-input></text:p>
          </table:table-cell>
          <table:table-cell table:style-name="Table1.D14" office:value-type="string">
            <text:p text:style-name="P14"><text:text-input text:description="py3o://function=&quot;o._get_payslip2(8)&quot;">aug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6320">
          <table:table-cell table:style-name="Table1.A13" office:value-type="string">
            <text:p text:style-name="P16">၁၂</text:p>
          </table:table-cell>
          <table:table-cell table:style-name="Table1.B13" office:value-type="string">
            <text:p text:style-name="P23">စက်တင်ဘာ</text:p>
          </table:table-cell>
          <table:table-cell table:style-name="Table1.C13" office:value-type="string">
            <text:p text:style-name="P14"><text:text-input text:description="py3o://function=&quot;o._get_payslip(9)&quot;">sep6</text:text-input></text:p>
          </table:table-cell>
          <table:table-cell table:style-name="Table1.D14" office:value-type="string">
            <text:p text:style-name="P14"><text:text-input text:description="py3o://function=&quot;o._get_payslip2(9)&quot;">sept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ext:soft-page-break/>
        <table:table-row table:style-name="TableLine2722310826576">
          <table:table-cell table:style-name="Table1.A14" table:number-columns-spanned="2" office:value-type="string">
            <text:p text:style-name="P23">စုစုပေါင်း</text:p>
          </table:table-cell>
          <table:covered-table-cell/>
          <table:table-cell table:style-name="Table1.C14" office:value-type="string">
            <text:p text:style-name="P14"><text:text-input text:description="py3o://function=&quot;o._get_total()&quot;">total</text:text-input></text:p>
          </table:table-cell>
          <table:table-cell table:style-name="Table1.D14" office:value-type="string">
            <text:p text:style-name="P14"><text:text-input text:description="py3o://function=&quot;o._get_total2()&quot;">total2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6"/>
          </table:table-cell>
        </table:table-row>
      </table:table>
      <text:p text:style-name="P7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722310828880">
          <table:table-cell table:style-name="Table7.A1" table:number-columns-spanned="3" office:value-type="string">
            <text:p text:style-name="P27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1" office:value-type="string">
            <text:p text:style-name="P25">အထက်ပါ အချက်အလက်များ မှန်ကန်ပါသည်။</text:p>
            <text:p text:style-name="P9"><draw:custom-shape text:anchor-type="paragraph" draw:z-index="0" draw:name="Shape1" draw:style-name="gr4" draw:text-style-name="P72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722311424496">
          <table:table-cell table:style-name="Table7.A2" table:number-columns-spanned="3" office:value-type="string">
            <text:p text:style-name="P62">(က)အခြေခံခွင့်ပြုငွေ (၂၀%) <text:s/><text:span text:style-name="T20">= </text:span><text:span text:style-name="T21"><text:s text:c="8"/></text:span><text:span text:style-name="T20"><text:s text:c="4"/></text:span><text:span text:style-name="T10"><text:text-input text:description="py3o://function=&quot;o._get_basic_allowance()&quot;">basic</text:text-input></text:span><text:span text:style-name="T14"><text:s/></text:span><text:span text:style-name="T20"><text:s/></text:span><text:span text:style-name="T21"><text:s text:c="9"/></text:span><text:span text:style-name="T20">ကျပ်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table:number-rows-spanned="2" office:value-type="string">
            <text:p text:style-name="P65">နှုတ်ယူ</text:p>
            <text:p text:style-name="P65">ပေးသွင်းသူ </text:p>
            <text:p text:style-name="P66">ရုံးတံဆိပ်</text:p>
          </table:table-cell>
        </table:table-row>
        <table:table-row table:style-name="TableLine2722311415024">
          <table:table-cell table:style-name="Table7.A2" table:number-columns-spanned="3" office:value-type="string">
            <text:p text:style-name="P51">(ခ) ခံစားခွင့်ရှိသည့် အတူနေမိဘ <text:span text:style-name="T19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9"><text:s text:c="2"/>)</text:span><text:span text:style-name="T16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722311410672">
          <table:table-cell table:style-name="Table7.A2" table:number-columns-spanned="3" office:value-type="string">
            <text:p text:style-name="P29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23216">
          <table:table-cell table:style-name="Table7.A5" office:value-type="string">
            <text:p text:style-name="P52">(ဂ) အိမ်ထောင်ဖက် </text:p>
          </table:table-cell>
          <table:table-cell table:style-name="Table7.D1" office:value-type="string">
            <text:list xml:id="list1809846105" text:style-name="L1">
              <text:list-item>
                <text:p text:style-name="P53"><draw:custom-shape text:anchor-type="paragraph" draw:z-index="1" draw:name="Shape2" draw:style-name="gr3" draw:text-style-name="P74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54"><draw:custom-shape text:anchor-type="paragraph" draw:z-index="3" draw:name="Shape2_1" draw:style-name="gr2" draw:text-style-name="P74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7"><text:s text:c="10"/></text:span>မရှိ။</text:p>
          </table:table-cell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16048">
          <table:table-cell table:style-name="Table7.A2" table:number-columns-spanned="3" office:value-type="string">
            <text:p text:style-name="P30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24752">
          <table:table-cell table:style-name="Table7.A2" table:number-columns-spanned="3" office:value-type="string">
            <text:p text:style-name="P29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23472">
          <table:table-cell table:style-name="Table7.A5" office:value-type="string">
            <text:p text:style-name="P54">(ဂ) အိမ်ထောင်ဖက်</text:p>
          </table:table-cell>
          <table:table-cell table:style-name="Table7.D1" office:value-type="string">
            <text:p text:style-name="P54"><draw:custom-shape text:anchor-type="paragraph" draw:z-index="4" draw:name="Shape2_2" draw:style-name="gr2" draw:text-style-name="P74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7"><text:s text:c="9"/></text:span><text:s/>ရှိ။</text:p>
          </table:table-cell>
          <table:table-cell table:style-name="Table7.C5" office:value-type="string">
            <text:list xml:id="list3527413748" text:style-name="L2">
              <text:list-item>
                <text:p text:style-name="P55"><draw:custom-shape text:anchor-type="paragraph" draw:z-index="2" draw:name="Shape2_0" draw:style-name="gr2" draw:text-style-name="P74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16816">
          <table:table-cell table:style-name="Table7.A2" table:number-columns-spanned="3" office:value-type="string">
            <text:p text:style-name="P30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14256">
          <table:table-cell table:style-name="Table7.A2" table:number-columns-spanned="3" office:value-type="string">
            <text:p text:style-name="P51">(ဃ) ခံစားခွင့်ရှိသည့် သား/သမီး <text:span text:style-name="T19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9"><text:s text:c="4"/>) </text:span><text:span text:style-name="T16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09904">
          <table:table-cell table:style-name="Table7.A2" table:number-columns-spanned="3" office:value-type="string">
            <text:p text:style-name="P56">(င) ဝန်ထမ်းနှင့် အိမ်ထောင်ဖက်အတွက် အသက်အာမခံပရီမီယံ </text:p>
            <text:p text:style-name="P56"><text:span text:style-name="T19"><text:s text:c="6"/>ပေးသွင်း <text:s text:c="2"/></text:span><text:span text:style-name="T22"><text:s text:c="9"/></text:span><text:span text:style-name="T13"><text:s text:c="2"/></text:span><text:span text:style-name="T9"><text:text-input text:description="py3o://function=&quot;o._get_premium_fee()&quot;">insurance_fee</text:text-input></text:span><text:span text:style-name="T13"><text:s text:c="13"/></text:span><text:span text:style-name="T4">ကျပ်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table:number-rows-spanned="3" office:value-type="string">
            <text:p text:style-name="P68"><draw:line text:anchor-type="paragraph" draw:z-index="19" draw:name="Shape3_5" draw:style-name="gr1" draw:text-style-name="P72" svg:x1="0.5429in" svg:y1="0.1638in" svg:x2="3.3665in" svg:y2="0.1638in"><text:p/></draw:line>လက်မှတ် <text:s/></text:p>
            <text:p text:style-name="P69">အမည် <text:s text:c="2"/><text:span text:style-name="T8"><text:user-field-get text:name="py3o.o.company_id.hr_head_id.name">hr_head</text:user-field-get></text:span></text:p>
            <text:p text:style-name="P70"><draw:line text:anchor-type="paragraph" draw:z-index="20" draw:name="Shape3_15" draw:style-name="gr1" draw:text-style-name="P72" svg:x1="0.4043in" svg:y1="-0.1098in" svg:x2="3.3559in" svg:y2="-0.1098in"><text:p/></draw:line><draw:line text:anchor-type="paragraph" draw:z-index="21" draw:name="Shape3_16" draw:style-name="gr1" draw:text-style-name="P72" svg:x1="0.4398in" svg:y1="0.1736in" svg:x2="3.3445in" svg:y2="0.1661in"><text:p/></draw:line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69"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71"><draw:line text:anchor-type="paragraph" draw:z-index="22" draw:name="Shape3_18" draw:style-name="gr1" draw:text-style-name="P72" svg:x1="1.7811in" svg:y1="-0.0917in" svg:x2="3.3283in" svg:y2="-0.0953in"><text:p/></draw:line><draw:line text:anchor-type="paragraph" draw:z-index="23" draw:name="Shape3_17" draw:style-name="gr1" draw:text-style-name="P72" svg:x1="1.7346in" svg:y1="0.2327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69"><draw:line text:anchor-type="paragraph" draw:z-index="24" draw:name="Shape3_19" draw:style-name="gr1" draw:text-style-name="P72" svg:x1="1.5035in" svg:y1="0.1902in" svg:x2="3.2634in" svg:y2="0.1866in"><text:p/></draw:line>လက်မှတ် ထုတ်ပေးသည့်‌နေ့</text:p>
          </table:table-cell>
        </table:table-row>
        <table:table-row table:style-name="TableLine2722311411184">
          <table:table-cell table:style-name="Table7.A2" table:number-columns-spanned="3" office:value-type="string">
            <text:p text:style-name="P56">(စ) လူမှုဖူလုံရေး ရန်ပုံငွေသို့ ပေးသွင်းရန်<text:span text:style-name="T13">နုတ်ယူခြင်းခံရသည့်ငွေ</text:span></text:p>
            <text:p text:style-name="P56"><text:span text:style-name="T13"><text:s text:c="6"/></text:span><text:span text:style-name="T15"><text:s text:c="17"/></text:span><text:span text:style-name="T13"><text:s/></text:span><text:span text:style-name="T12"><text:text-input text:description="py3o://function=&quot;o._get_ssb_fee()&quot;">ssb_fee</text:text-input></text:span><text:span text:style-name="T13"><text:s text:c="6"/></text:span><text:span text:style-name="T15"><text:s text:c="14"/></text:span><text:span text:style-name="T13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722311417840">
          <table:table-cell table:style-name="Table7.A2" table:number-columns-spanned="3" office:value-type="string">
            <text:p text:style-name="P52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722311419376">
          <table:table-cell table:style-name="Table7.A2" table:number-columns-spanned="3" office:value-type="string">
            <text:p text:style-name="P61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46">(ရက် <text:s text:c="2"/>/ <text:s text:c="2"/>လ <text:s text:c="2"/>/ <text:s text:c="2"/>နှစ် <text:s text:c="2"/>) <text:s/><text:span text:style-name="T18"><text:s text:c="9"/></text:span></text:p>
          </table:table-cell>
        </table:table-row>
        <table:table-row table:style-name="TableLine2722311417072">
          <table:table-cell table:style-name="Table7.A2" table:number-columns-spanned="3" office:value-type="string">
            <text:p text:style-name="P26"/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0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722311423728">
          <table:table-cell table:style-name="Table9.A1" office:value-type="string">
            <text:p text:style-name="P28">သတိပေးချက်</text:p>
          </table:table-cell>
          <table:table-cell table:style-name="Table9.B1" office:value-type="string">
            <text:p text:style-name="P18"/>
          </table:table-cell>
          <table:table-cell table:style-name="Table9.A1" office:value-type="string">
            <text:p text:style-name="P28">ရှင်းလင်းချက်</text:p>
          </table:table-cell>
        </table:table-row>
        <table:table-row table:style-name="TableLine2722311419632">
          <table:table-cell table:style-name="Table9.A2" office:value-type="string">
            <text:p text:style-name="P58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63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58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58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<text:soft-page-break/>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47"/>
          </table:table-cell>
          <table:table-cell table:style-name="Table9.A2" office:value-type="string">
            <text:p text:style-name="P59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64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67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59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64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8"/>
      <text:p text:style-name="P8"/>
      <table:table table:name="Table8" table:style-name="Table8">
        <table:table-column table:style-name="Table8.A"/>
        <table:table-row table:style-name="TableLine2722311413488">
          <table:table-cell table:style-name="Table8.A1" office:value-type="string">
            <text:p text:style-name="P60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43"/>
      <text:p text:style-name="P42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112%" draw:distance="72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14:26:42.149000000</dc:date>
    <meta:editing-duration>P1DT20H9M13S</meta:editing-duration>
    <meta:editing-cycles>1011</meta:editing-cycles>
    <meta:document-statistic meta:table-count="7" meta:image-count="0" meta:object-count="0" meta:page-count="4" meta:paragraph-count="124" meta:word-count="412" meta:character-count="2701" meta:non-whitespace-character-count="2279"/>
  </office:meta>
</office:document-meta>
</file>